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127cm"/>
    </style:style>
    <style:style style:name="P1" style:family="paragraph" style:parent-style-name="Table_20_Contents">
      <style:text-properties officeooo:rsid="00183e72" officeooo:paragraph-rsid="00183e72"/>
    </style:style>
    <style:style style:name="P2" style:family="paragraph" style:parent-style-name="Standard">
      <style:text-properties officeooo:rsid="0000b0d5" officeooo:paragraph-rsid="0000b0d5"/>
    </style:style>
    <style:style style:name="P3" style:family="paragraph" style:parent-style-name="Standard">
      <style:text-properties officeooo:rsid="0000b0d5" officeooo:paragraph-rsid="00183e72"/>
    </style:style>
    <style:style style:name="P4" style:family="paragraph" style:parent-style-name="Standard">
      <style:text-properties officeooo:rsid="0000b0d5" officeooo:paragraph-rsid="001a6188"/>
    </style:style>
    <style:style style:name="P5" style:family="paragraph" style:parent-style-name="Standard">
      <style:text-properties officeooo:rsid="0000b0d5" officeooo:paragraph-rsid="001e221e"/>
    </style:style>
    <style:style style:name="P6" style:family="paragraph" style:parent-style-name="Standard">
      <style:paragraph-properties fo:text-align="center" style:justify-single-word="false"/>
      <style:text-properties officeooo:rsid="0000b0d5" officeooo:paragraph-rsid="001a6188"/>
    </style:style>
    <style:style style:name="P7" style:family="paragraph" style:parent-style-name="Standard">
      <style:text-properties officeooo:rsid="0000b0d5" officeooo:paragraph-rsid="003272d0"/>
    </style:style>
    <style:style style:name="P8" style:family="paragraph" style:parent-style-name="Standard">
      <style:text-properties officeooo:rsid="00014d1a" officeooo:paragraph-rsid="001f0e08"/>
    </style:style>
    <style:style style:name="P9" style:family="paragraph" style:parent-style-name="Standard">
      <style:text-properties officeooo:rsid="0002a355" officeooo:paragraph-rsid="000b978a"/>
    </style:style>
    <style:style style:name="P10" style:family="paragraph" style:parent-style-name="Standard">
      <style:text-properties officeooo:rsid="0002a355" officeooo:paragraph-rsid="001076a5"/>
    </style:style>
    <style:style style:name="P11" style:family="paragraph" style:parent-style-name="Standard">
      <style:text-properties officeooo:rsid="0002a355" officeooo:paragraph-rsid="00384577"/>
    </style:style>
    <style:style style:name="P12" style:family="paragraph" style:parent-style-name="Standard">
      <style:text-properties officeooo:rsid="0002acf8" officeooo:paragraph-rsid="00233a2a"/>
    </style:style>
    <style:style style:name="P13" style:family="paragraph" style:parent-style-name="Standard">
      <style:text-properties officeooo:rsid="00043eac" officeooo:paragraph-rsid="00043eac"/>
    </style:style>
    <style:style style:name="P14" style:family="paragraph" style:parent-style-name="Standard">
      <style:text-properties officeooo:rsid="00043eac" officeooo:paragraph-rsid="00206bbe"/>
    </style:style>
    <style:style style:name="P15" style:family="paragraph" style:parent-style-name="Standard">
      <style:text-properties officeooo:rsid="00043eac" officeooo:paragraph-rsid="00226022"/>
    </style:style>
    <style:style style:name="P16" style:family="paragraph" style:parent-style-name="Standard">
      <style:text-properties officeooo:rsid="000b693a" officeooo:paragraph-rsid="001076a5"/>
    </style:style>
    <style:style style:name="P17" style:family="paragraph" style:parent-style-name="Standard">
      <style:text-properties officeooo:rsid="000b693a" officeooo:paragraph-rsid="002ffbc6"/>
    </style:style>
    <style:style style:name="P18" style:family="paragraph" style:parent-style-name="Standard">
      <style:text-properties officeooo:rsid="000ca7ee" officeooo:paragraph-rsid="001076a5"/>
    </style:style>
    <style:style style:name="P19" style:family="paragraph" style:parent-style-name="Standard">
      <style:text-properties officeooo:rsid="000ee4a0" officeooo:paragraph-rsid="0025344b"/>
    </style:style>
    <style:style style:name="P20" style:family="paragraph" style:parent-style-name="Standard">
      <style:text-properties officeooo:rsid="001076a5" officeooo:paragraph-rsid="001076a5"/>
    </style:style>
    <style:style style:name="P21" style:family="paragraph" style:parent-style-name="Standard">
      <style:paragraph-properties fo:text-align="center" style:justify-single-word="false"/>
      <style:text-properties officeooo:rsid="0026fb5b" officeooo:paragraph-rsid="0026fb5b"/>
    </style:style>
    <style:style style:name="P22" style:family="paragraph" style:parent-style-name="Standard">
      <style:text-properties officeooo:rsid="00287dff" officeooo:paragraph-rsid="00287dff"/>
    </style:style>
    <style:style style:name="P23" style:family="paragraph" style:parent-style-name="Standard">
      <style:text-properties officeooo:rsid="00291dc5" officeooo:paragraph-rsid="00291dc5"/>
    </style:style>
    <style:style style:name="P24" style:family="paragraph" style:parent-style-name="Standard">
      <style:text-properties officeooo:rsid="00384577" officeooo:paragraph-rsid="00384577"/>
    </style:style>
    <style:style style:name="P25" style:family="paragraph" style:parent-style-name="Standard">
      <style:text-properties officeooo:rsid="003272d0" officeooo:paragraph-rsid="003272d0"/>
    </style:style>
    <style:style style:name="P26" style:family="paragraph" style:parent-style-name="Standard">
      <style:text-properties officeooo:rsid="0009a58f" officeooo:paragraph-rsid="00296365"/>
    </style:style>
    <style:style style:name="P27" style:family="paragraph" style:parent-style-name="Standard">
      <style:text-properties officeooo:rsid="0009a58f" officeooo:paragraph-rsid="00206bbe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076a5" officeooo:paragraph-rsid="001076a5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0b693a" officeooo:paragraph-rsid="001076a5" style:font-weight-asian="bold" style:font-weight-complex="bold"/>
    </style:style>
    <style:style style:name="P30" style:family="paragraph" style:parent-style-name="Standard">
      <style:text-properties fo:font-weight="bold" officeooo:rsid="0034e789" officeooo:paragraph-rsid="0046bf11" style:font-weight-asian="bold" style:font-weight-complex="bold"/>
    </style:style>
    <style:style style:name="P31" style:family="paragraph" style:parent-style-name="Standard">
      <style:text-properties fo:font-weight="bold" officeooo:rsid="0034e789" officeooo:paragraph-rsid="00494af9" style:font-weight-asian="bold" style:font-weight-complex="bold"/>
    </style:style>
    <style:style style:name="P32" style:family="paragraph" style:parent-style-name="Standard">
      <style:text-properties fo:font-weight="bold" officeooo:rsid="000ca7ee" officeooo:paragraph-rsid="0047e00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0ca7ee" officeooo:paragraph-rsid="0047e00d" style:font-weight-asian="bold" style:font-weight-complex="bold"/>
    </style:style>
    <style:style style:name="P34" style:family="paragraph" style:parent-style-name="Standard">
      <style:text-properties fo:font-weight="bold" officeooo:rsid="004dce4e" officeooo:paragraph-rsid="004dce4e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3793c" officeooo:paragraph-rsid="0013793c" style:font-weight-asian="bold" style:font-weight-complex="bold"/>
    </style:style>
    <style:style style:name="P36" style:family="paragraph" style:parent-style-name="Standard">
      <style:text-properties officeooo:rsid="0034e789" officeooo:paragraph-rsid="0046bf11"/>
    </style:style>
    <style:style style:name="P37" style:family="paragraph" style:parent-style-name="Standard">
      <style:text-properties officeooo:rsid="0002a355" officeooo:paragraph-rsid="0045d522"/>
    </style:style>
    <style:style style:name="P38" style:family="paragraph" style:parent-style-name="Standard">
      <style:text-properties officeooo:rsid="0002a355" officeooo:paragraph-rsid="000b978a"/>
    </style:style>
    <style:style style:name="P39" style:family="paragraph" style:parent-style-name="Standard">
      <style:text-properties officeooo:rsid="00384577" officeooo:paragraph-rsid="004b2ae4"/>
    </style:style>
    <style:style style:name="P40" style:family="paragraph" style:parent-style-name="Standard">
      <style:text-properties officeooo:rsid="00384577" officeooo:paragraph-rsid="004dce4e"/>
    </style:style>
    <style:style style:name="P41" style:family="paragraph" style:parent-style-name="Standard">
      <style:text-properties officeooo:rsid="002a6166" officeooo:paragraph-rsid="002a6166"/>
    </style:style>
    <style:style style:name="P42" style:family="paragraph" style:parent-style-name="Standard">
      <style:text-properties officeooo:rsid="0007e0d8" officeooo:paragraph-rsid="004fa539"/>
    </style:style>
    <style:style style:name="P43" style:family="paragraph" style:parent-style-name="Table_20_Contents">
      <style:text-properties officeooo:rsid="0046bf11" officeooo:paragraph-rsid="0046bf11"/>
    </style:style>
    <style:style style:name="T1" style:family="text">
      <style:text-properties officeooo:rsid="00055316"/>
    </style:style>
    <style:style style:name="T2" style:family="text">
      <style:text-properties officeooo:rsid="000aadbc"/>
    </style:style>
    <style:style style:name="T3" style:family="text">
      <style:text-properties officeooo:rsid="0012091b"/>
    </style:style>
    <style:style style:name="T4" style:family="text">
      <style:text-properties officeooo:rsid="00183e72"/>
    </style:style>
    <style:style style:name="T5" style:family="text">
      <style:text-properties officeooo:rsid="001a6188"/>
    </style:style>
    <style:style style:name="T6" style:family="text">
      <style:text-properties officeooo:rsid="001b27b6"/>
    </style:style>
    <style:style style:name="T7" style:family="text">
      <style:text-properties officeooo:rsid="001f0e08"/>
    </style:style>
    <style:style style:name="T8" style:family="text">
      <style:text-properties officeooo:rsid="00233a2a"/>
    </style:style>
    <style:style style:name="T9" style:family="text">
      <style:text-properties officeooo:rsid="002a6166"/>
    </style:style>
    <style:style style:name="T10" style:family="text">
      <style:text-properties officeooo:rsid="002d270f"/>
    </style:style>
    <style:style style:name="T11" style:family="text">
      <style:text-properties officeooo:rsid="0039f008"/>
    </style:style>
    <style:style style:name="T12" style:family="text">
      <style:text-properties officeooo:rsid="0046bf11"/>
    </style:style>
    <style:style style:name="T13" style:family="text">
      <style:text-properties officeooo:rsid="00043eac"/>
    </style:style>
    <style:style style:name="T14" style:family="text">
      <style:text-properties officeooo:rsid="00494af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9f008" style:font-weight-asian="bold" style:font-weight-complex="bold"/>
    </style:style>
    <style:style style:name="T17" style:family="text">
      <style:text-properties fo:font-weight="bold" officeooo:rsid="00494af9" style:font-weight-asian="bold" style:font-weight-complex="bold"/>
    </style:style>
    <style:style style:name="T18" style:family="text">
      <style:text-properties officeooo:rsid="004b2ae4"/>
    </style:style>
    <style:style style:name="T19" style:family="text">
      <style:text-properties officeooo:rsid="004d2c5b"/>
    </style:style>
    <style:style style:name="T20" style:family="text">
      <style:text-properties officeooo:rsid="004fa5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3">MAI</text:span> 2016</text:p>
      <text:p text:style-name="P20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3">Jerome</text:p>
          </table:table-cell>
          <table:table-cell table:style-name="Tableau1.A1" office:value-type="string">
            <text:p text:style-name="P1">ETIS</text:p>
          </table:table-cell>
          <table:table-cell table:style-name="Tableau1.C1" office:value-type="string">
            <text:p text:style-name="P1">PARTNERING</text:p>
          </table:table-cell>
        </table:table-row>
        <table:table-row>
          <table:table-cell table:style-name="Tableau1.A2" office:value-type="string">
            <text:p text:style-name="P3">D1 components API databinding (collab JF SM)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3">D1 components API databinding (collab JF SM)</text:p>
          </table:table-cell>
        </table:table-row>
        <table:table-row>
          <table:table-cell table:style-name="Tableau1.A2" office:value-type="string">
            <text:p text:style-name="P23">PGCC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3"><text:span text:style-name="T2">Nettoyage promethé (- enet) → </text:span>YARP <text:s/><text:span text:style-name="T4">(arnaud + vincent)</text:span></text:p>
          </table:table-cell>
          <table:table-cell table:style-name="Tableau1.C2" office:value-type="string">
            <text:p text:style-name="P3"><text:span text:style-name="T2">Nettoyage promethé (- enet) → </text:span>YARP <text:span text:style-name="T4">(arnaud + vincent)</text:span>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7">Ivy → dbus <text:span text:style-name="T5">(arnaud + vincent</text:span></text:p>
            <text:p text:style-name="P25">interne !)</text:p>
          </table:table-cell>
          <table:table-cell table:style-name="Tableau1.C2" office:value-type="string">
            <text:p text:style-name="P4">Ivy → dbus <text:span text:style-name="T6">(arnaud + vincent)</text:span>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5">Systemd</text:p>
          </table:table-cell>
        </table:table-row>
        <table:table-row>
          <table:table-cell table:style-name="Tableau1.A2" office:value-type="string">
            <text:p text:style-name="P8">gestion projet gitlab <text:span text:style-name="T12">promethe</text:span> etis/partnering <text:span text:style-name="T7">(jerome + sylv + pierre)</text:span></text:p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8">gestion projet gitlab (etis + partnering) <text:span text:style-name="T7">(jerome + sylv + pierre)</text:span></text:p>
          </table:table-cell>
        </table:table-row>
        <table:table-row>
          <table:table-cell table:style-name="Tableau1.A2" office:value-type="string">
            <text:p text:style-name="P26"><text:span text:style-name="T13">VPN decentralisé mesh</text:span></text:p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27">Split DiyaNode</text:p>
            <text:p text:style-name="P14">- VPN decentralisé <text:span text:style-name="T1">mesh</text:span></text:p>
            <text:p text:style-name="P15">- RPC DiyaNode</text:p>
          </table:table-cell>
        </table:table-row>
        <table:table-row table:style-name="Tableau1.9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12">WebRTC → YARP <text:span text:style-name="T8">(nico)</text:span></text:p>
          </table:table-cell>
        </table:table-row>
        <table:table-row>
          <table:table-cell table:style-name="Tableau1.C2" table:number-columns-spanned="3" office:value-type="string">
            <text:p text:style-name="P21">FORMALISER LA STRUCTURE (Fondation ? Montage D1)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19">collaboration YARP</text:p>
          </table:table-cell>
        </table:table-row>
      </table:table>
      <text:p text:style-name="P2"/>
      <text:p text:style-name="P29">SEP 2016 </text:p>
      <text:p text:style-name="P16"/>
      <text:p text:style-name="P30">OBJECTIF 1 </text:p>
      <text:p text:style-name="P36"><text:span text:style-name="T11">MIDDLEWARE ROBOTIQUE </text:span></text:p>
      <text:p text:style-name="P10">→<text:span text:style-name="T9"> f_recv/f_send =&gt; remplacer les multiples version par un bus unique basé sur YARP =&gt; et pourquoi pas remplacer enet aussi pour pandora</text:span></text:p>
      <text:p text:style-name="P10">→<text:span text:style-name="T9"> Hardware ROS (!!!) pour eviter les promethe-brokers pourris</text:span></text:p>
      <text:p text:style-name="P17">→<text:span text:style-name="T10"> Ivy → dbus (mais pas tout de suite)</text:span></text:p>
      <text:p text:style-name="P24">→<text:span text:style-name="T12"> </text:span>Epirob on s'en fout</text:p>
      <text:p text:style-name="P24"/>
      <text:p text:style-name="P11"/>
      <text:p text:style-name="P33">JAN 2017</text:p>
      <text:p text:style-name="P32"/>
      <text:p text:style-name="P31">OBJECTIF <text:span text:style-name="T14">2</text:span> (ETIS+PROMETHE)</text:p>
      <text:p text:style-name="P9">pgcc : « <text:span text:style-name="T18">Autonomous system compiler »</text:span></text:p>
      <text:p text:style-name="P9">→<text:span text:style-name="T19"> compiler du c, des nœuds ROS, du matlab, du python </text:span></text:p>
      <text:p text:style-name="P9">→<text:span text:style-name="T19"> over YARP </text:span></text:p>
      <text:p text:style-name="P18"/>
      <text:p text:style-name="P10"/>
      <text:p text:style-name="P39"><text:span text:style-name="T15">OBJECTIF </text:span><text:span text:style-name="T17">3</text:span><text:span text:style-name="T15"> </text:span><text:span text:style-name="T16">(MOI + PARTNERING)</text:span></text:p>
      <text:p text:style-name="P39"><text:span text:style-name="T11">D1 : « Réseau mesh décentralisé, remote dbus »</text:span></text:p>
      <text:p text:style-name="P37"/>
      <text:p text:style-name="P37"/>
      <text:p text:style-name="P35">MARS 2017</text:p>
      <text:p text:style-name="P13"/>
      <text:p text:style-name="P41"/>
      <text:p text:style-name="P34">OBJECTIF 4 (MOI + PARTNERING)</text:p>
      <text:p text:style-name="P42"><text:soft-page-break/><text:span text:style-name="T20">D1 + </text:span>AGML </text:p>
      <text:p text:style-name="P42">→<text:span text:style-name="T20"> </text:span>ML decentralisé </text:p>
      <text:p text:style-name="P40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21:59:19.152211674</meta:creation-date>
    <dc:date>2016-04-26T15:59:50.753094858</dc:date>
    <meta:editing-duration>PT2H10M45S</meta:editing-duration>
    <meta:editing-cycles>78</meta:editing-cycles>
    <meta:generator>LibreOffice/4.2.8.2$Linux_X86_64 LibreOffice_project/420m0$Build-2</meta:generator>
    <meta:document-statistic meta:table-count="1" meta:image-count="0" meta:object-count="0" meta:page-count="2" meta:paragraph-count="40" meta:word-count="204" meta:character-count="1168" meta:non-whitespace-character-count="996"/>
  </office:meta>
</office:document-meta>
</file>